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729fcf" draw:opacity="0%" draw:textarea-horizontal-align="justify" draw:textarea-vertical-align="middle" draw:auto-grow-height="false" fo:min-height="8.971cm" fo:min-width="14.182cm" fo:padding-top="0.15cm" fo:padding-bottom="0.15cm" fo:padding-left="0.275cm" fo:padding-right="0.275cm" draw:shadow-opacity="0%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29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5.342cm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3.632cm"/>
    </style:style>
    <style:style style:name="gr6" style:family="graphic" style:parent-style-name="standard">
      <style:graphic-properties draw:textarea-horizontal-align="justify" draw:textarea-vertical-align="middle" draw:auto-grow-height="false" fo:min-height="0.559cm" fo:min-width="3.632cm"/>
    </style:style>
    <style:style style:name="gr7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75cm" fo:min-width="1.405cm"/>
    </style:style>
    <style:style style:name="gr9" style:family="graphic" style:parent-style-name="standard">
      <style:graphic-properties draw:textarea-horizontal-align="justify" draw:textarea-vertical-align="middle" draw:auto-grow-height="false" fo:min-height="0.232cm" fo:min-width="0.847cm"/>
    </style:style>
    <style:style style:name="gr10" style:family="graphic" style:parent-style-name="standard">
      <style:graphic-properties draw:textarea-horizontal-align="justify" draw:textarea-vertical-align="middle" draw:auto-grow-height="false" fo:min-height="0.184cm" fo:min-width="0.847cm"/>
    </style:style>
    <style:style style:name="gr11" style:family="graphic" style:parent-style-name="standard">
      <style:graphic-properties draw:stroke="none" svg:stroke-color="#000000" draw:fill="none" draw:fill-color="#ffffff" fo:min-height="0.45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49cm" fo:min-width="1.151cm"/>
    </style:style>
    <style:style style:name="gr13" style:family="graphic" style:parent-style-name="standard">
      <style:graphic-properties draw:textarea-horizontal-align="justify" draw:textarea-vertical-align="middle" draw:auto-grow-height="false" fo:min-height="0.103cm" fo:min-width="0.669cm"/>
    </style:style>
    <style:style style:name="gr14" style:family="graphic" style:parent-style-name="standard">
      <style:graphic-properties draw:textarea-horizontal-align="justify" draw:textarea-vertical-align="middle" draw:auto-grow-height="false" fo:min-height="0.069cm" fo:min-width="0.669cm"/>
    </style:style>
    <style:style style:name="gr15" style:family="graphic" style:parent-style-name="standard">
      <style:graphic-properties draw:stroke="none" svg:stroke-color="#000000" draw:fill="none" draw:fill-color="#ffffff" fo:min-height="0.826cm"/>
      <style:paragraph-properties style:writing-mode="lr-tb"/>
    </style:style>
    <style:style style:name="gr16" style:family="graphic" style:parent-style-name="standard">
      <style:graphic-properties draw:fill="none" draw:textarea-vertical-align="middle" draw:auto-grow-height="false" fo:min-height="10.94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036cm" fo:min-width="3.818cm"/>
      <style:paragraph-properties style:writing-mode="lr-tb"/>
    </style:style>
    <style:style style:name="gr19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0" style:family="graphic" style:parent-style-name="standard">
      <style:graphic-properties svg:stroke-width="0.051cm" svg:stroke-color="#000000" draw:marker-start-width="0.279cm" draw:marker-end-width="0.279cm" draw:fill="solid" draw:fill-color="#729fcf" draw:opacity="0%" draw:textarea-horizontal-align="justify" draw:textarea-vertical-align="middle" draw:auto-grow-height="false" fo:min-height="0.893cm" fo:min-width="3.183cm" fo:padding-top="0.15cm" fo:padding-bottom="0.15cm" fo:padding-left="0.275cm" fo:padding-right="0.275cm" draw:shadow-opacity="0%"/>
    </style:style>
    <style:style style:name="gr21" style:family="graphic" style:parent-style-name="objectwithoutfill">
      <style:graphic-properties svg:stroke-width="0.051cm" draw:marker-start="Arrow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000000" draw:marker-start="Arrow" draw:marker-end="Arrow" draw:marker-end-width="0.203cm" draw:fill="solid" draw:textarea-vertical-align="middle"/>
    </style:style>
    <style:style style:name="gr23" style:family="graphic" style:parent-style-name="standard">
      <style:graphic-properties svg:stroke-width="0.051cm" svg:stroke-color="#000000" draw:marker-start-width="0.279cm" draw:marker-end-width="0.279cm" draw:opacity="0%" draw:textarea-horizontal-align="justify" draw:textarea-vertical-align="middle" draw:auto-grow-height="false" fo:min-height="18.75cm" fo:min-width="15.071cm" fo:padding-top="0.15cm" fo:padding-bottom="0.15cm" fo:padding-left="0.275cm" fo:padding-right="0.275cm" draw:shadow-opacity="0%"/>
    </style:style>
    <style:style style:name="gr24" style:family="graphic" style:parent-style-name="objectwithoutfill">
      <style:graphic-properties draw:marker-end="Arrow" draw:marker-end-width="0.254cm" draw:fill="solid" draw:textarea-vertical-align="middle" draw:shadow-offset-x="0.203cm" draw:shadow-offset-y="0.203cm"/>
      <style:paragraph-properties style:writing-mode="lr-tb"/>
    </style:style>
    <style:style style:name="gr25" style:family="graphic" style:parent-style-name="standard">
      <style:graphic-properties draw:stroke="dash" draw:stroke-dash="Dot" svg:stroke-color="#000000" draw:fill="none" draw:fill-color="#ffffff" fo:min-height="1.24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58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909cm" fo:min-width="4.07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639cm" fo:min-width="1.659cm"/>
      <style:paragraph-properties style:writing-mode="lr-tb"/>
    </style:style>
    <style:style style:name="gr29" style:family="graphic" style:parent-style-name="standard">
      <style:graphic-properties draw:stroke="dash" draw:stroke-dash="Dot" svg:stroke-color="#000000" draw:fill="none" draw:fill-color="#ffffff" fo:min-height="1.298cm"/>
      <style:paragraph-properties style:writing-mode="lr-tb"/>
    </style:style>
    <style:style style:name="gr30" style:family="graphic" style:parent-style-name="objectwithoutfill">
      <style:graphic-properties svg:stroke-color="#800080" draw:marker-end="Arrow" draw:marker-end-width="0.254cm" draw:fill="solid" draw:textarea-vertical-align="middle" draw:shadow-offset-x="0.203cm" draw:shadow-offset-y="0.203cm"/>
      <style:paragraph-properties style:writing-mode="lr-tb"/>
    </style:style>
    <style:style style:name="gr31" style:family="graphic" style:parent-style-name="standard">
      <style:graphic-properties svg:stroke-width="0.051cm" svg:stroke-color="#800080" draw:marker-start="Arrow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33" style:family="graphic" style:parent-style-name="objectwithoutfill">
      <style:graphic-properties svg:stroke-width="0.051cm" svg:stroke-color="#80008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800080" draw:marker-start="Arrow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800080" draw:marker-start="Arrow" draw:marker-start-width="0.279cm" draw:marker-end="" draw:marker-end-width="0.279cm" draw:fill="solid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1cm" svg:stroke-color="#800080" draw:marker-start="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32cm" svg:height="9.271cm" svg:x="2.778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794cm" svg:height="1.397cm" svg:x="3.032cm" svg:y="4.683cm">
          <text:p text:style-name="P2"><text:span text:style-name="T1">Pod-Rmq0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302cm" svg:height="0.839cm" svg:x="8.112cm" svg:y="3.413cm">
          <draw:text-box>
            <text:p><text:span text:style-name="T1">Statef</text:span><text:span text:style-name="T1">ul Set</text:span></text:p>
          </draw:text-box>
        </draw:frame>
        <draw:custom-shape draw:style-name="gr2" draw:text-style-name="P2" draw:layer="layout" svg:width="2.794cm" svg:height="1.397cm" svg:x="6.08cm" svg:y="4.683cm">
          <text:p text:style-name="P2"><text:span text:style-name="T1">Pod-Rmq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4cm" svg:height="1.397cm" svg:x="9.128cm" svg:y="4.683cm">
          <text:p text:style-name="P2"><text:span text:style-name="T1">Pod-Rmq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794cm" svg:height="1.397cm" svg:x="11.922cm" svg:y="10.779cm">
          <text:p text:style-name="P2"><text:span text:style-name="T1">Pod-D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842cm" svg:height="2.286cm" svg:x="5.699cm" svg:y="17.3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2cm" svg:height="1.27cm" svg:x="5.699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5.842cm" svg:height="1.143cm" svg:x="5.699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461cm" svg:height="0.802cm" svg:x="5.826cm" svg:y="18.232cm">
          <draw:text-box>
            <text:p text:style-name="P2"><text:span text:style-name="T2">Persistent Volume</text:span></text:p>
          </draw:text-box>
        </draw:frame>
        <draw:custom-shape draw:style-name="gr8" draw:text-style-name="P2" draw:layer="layout" svg:width="1.905cm" svg:height="1.225cm" svg:x="10.652cm" svg:y="13.6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0.68cm" svg:x="10.652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905cm" svg:height="0.612cm" svg:x="10.652cm" svg:y="14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.782cm" svg:height="1.076cm" svg:x="10.739cm" svg:y="13.991cm">
          <draw:text-box>
            <text:p text:style-name="P2"><text:span text:style-name="T3">Persistent Volume Claim</text:span></text:p>
          </draw:text-box>
        </draw:frame>
        <draw:custom-shape draw:style-name="gr12" draw:text-style-name="P2" draw:layer="layout" svg:width="1.651cm" svg:height="0.899cm" svg:x="2.651cm" svg:y="13.8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499cm" svg:x="2.651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651cm" svg:height="0.449cm" svg:x="2.651cm" svg:y="14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.905cm" svg:height="1.076cm" svg:x="2.524cm" svg:y="13.894cm">
          <draw:text-box>
            <text:p text:style-name="P2"><text:span text:style-name="T3">Persistent Volume Claim</text:span></text:p>
          </draw:text-box>
        </draw:frame>
        <draw:custom-shape draw:style-name="gr16" draw:text-style-name="P5" draw:layer="layout" svg:width="1.016cm" svg:height="11.81cm" draw:transform="rotate (1.58440989496045) translate (2.787cm 16.503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757.490159759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3" draw:layer="layout" svg:width="8.274cm" svg:height="0.962cm" svg:x="2.505cm" svg:y="2.324cm">
          <draw:text-box>
            <text:p>Node/Worker/Host Machine</text:p>
          </draw:text-box>
        </draw:frame>
        <draw:custom-shape draw:style-name="gr18" draw:text-style-name="P2" xml:id="id2" draw:id="id2" draw:layer="layout" svg:width="4.318cm" svg:height="2.286cm" svg:x="12.684cm" svg:y="18.379cm">
          <text:p text:style-name="P2"><text:span text:style-name="T4">Load Balancer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3.286cm" svg:y1="5.953cm" svg:x2="3.286cm" svg:y2="13.573cm">
          <text:p/>
        </draw:line>
        <draw:line draw:style-name="gr19" draw:text-style-name="P2" draw:layer="layout" svg:x1="6.334cm" svg:y1="5.953cm" svg:x2="6.334cm" svg:y2="13.573cm">
          <text:p/>
        </draw:line>
        <draw:line draw:style-name="gr19" draw:text-style-name="P2" draw:layer="layout" svg:x1="9.382cm" svg:y1="5.953cm" svg:x2="9.382cm" svg:y2="13.573cm">
          <text:p/>
        </draw:line>
        <draw:line draw:style-name="gr19" draw:text-style-name="P2" draw:layer="layout" svg:x1="12.176cm" svg:y1="12.049cm" svg:x2="12.176cm" svg:y2="13.446cm">
          <text:p/>
        </draw:line>
        <draw:custom-shape draw:style-name="gr20" draw:text-style-name="P1" draw:layer="layout" svg:width="3.683cm" svg:height="1.143cm" svg:x="7.731cm" svg:y="3.286cm">
          <text:p/>
          <draw:enhanced-geometry svg:viewBox="0 0 21600 21600" draw:type="rectangle" draw:enhanced-path="M 0 0 L 21600 0 21600 21600 0 21600 0 0 Z N"/>
        </draw:custom-shape>
        <draw:connector draw:style-name="gr21" draw:text-style-name="P6" draw:layer="layout" draw:line-skew="-1.577cm" svg:x1="4.429cm" svg:y1="6.08cm" svg:x2="14.843cm" svg:y2="18.379cm" draw:start-shape="id1" draw:start-glue-point="2" draw:end-shape="id2" svg:d="M4429 6080v4572h10414v7727" svg:viewBox="0 0 10415 12300">
          <text:p/>
        </draw:connector>
        <draw:connector draw:style-name="gr21" draw:text-style-name="P6" draw:layer="layout" draw:line-skew="-1.708cm" svg:x1="7.477cm" svg:y1="6.08cm" svg:x2="14.843cm" svg:y2="18.379cm" draw:end-shape="id2" draw:end-glue-point="0" svg:d="M7477 6080v4191h7366v8108" svg:viewBox="0 0 7367 12300">
          <text:p/>
        </draw:connector>
        <draw:connector draw:style-name="gr21" draw:text-style-name="P6" draw:layer="layout" draw:line-skew="-2.089cm" svg:x1="10.652cm" svg:y1="6.08cm" svg:x2="14.843cm" svg:y2="18.379cm" draw:end-shape="id2" draw:end-glue-point="0" svg:d="M10652 6080v3810h4191v8489" svg:viewBox="0 0 4192 12300">
          <text:p/>
        </draw:connector>
        <draw:connector draw:style-name="gr22" draw:text-style-name="P6" draw:layer="layout" draw:line-skew="-3.116cm" svg:x1="4.43cm" svg:y1="6.081cm" svg:x2="11.922cm" svg:y2="11.477cm" draw:end-shape="id3" draw:end-glue-point="3" svg:d="M4430 6081h380v5396h7112" svg:viewBox="0 0 7493 5397">
          <text:p/>
        </draw:connector>
        <draw:connector draw:style-name="gr22" draw:text-style-name="P6" draw:layer="layout" draw:line-skew="-1.464cm" svg:x1="7.477cm" svg:y1="6.08cm" svg:x2="11.922cm" svg:y2="11.477cm" draw:end-shape="id3" draw:end-glue-point="3" svg:d="M7477 6080h508v5397h3937" svg:viewBox="0 0 4446 5398">
          <text:p/>
        </draw:connector>
        <draw:connector draw:style-name="gr22" draw:text-style-name="P6" draw:layer="layout" draw:line-skew="0.123cm" svg:x1="10.652cm" svg:y1="6.08cm" svg:x2="11.922cm" svg:y2="11.477cm" draw:end-shape="id3" draw:end-glue-point="3" svg:d="M10652 6080h508v5397h762" svg:viewBox="0 0 1271 5398">
          <text:p/>
        </draw:connector>
        <draw:custom-shape draw:style-name="gr23" draw:text-style-name="P7" draw:layer="layout" svg:width="15.621cm" svg:height="19.05cm" svg:x="2.397cm" svg:y="2.143cm">
          <text:p/>
          <draw:enhanced-geometry svg:viewBox="0 0 21600 21600" draw:type="rectangle" draw:enhanced-path="M 0 0 L 21600 0 21600 21600 0 21600 0 0 Z N"/>
        </draw:custom-shape>
        <draw:connector draw:style-name="gr24" draw:text-style-name="P6" draw:layer="layout" draw:line-skew="-0.364cm" svg:x1="17.002cm" svg:y1="19.522cm" svg:x2="18.88cm" svg:y2="20.685cm" draw:start-shape="id2" draw:start-glue-point="1" svg:d="M17002 19522h826v1163h1052" svg:viewBox="0 0 1879 1164">
          <text:p text:style-name="P2"><text:span text:style-name="T6"/></text:p>
        </draw:connector>
        <draw:frame draw:style-name="gr25" draw:text-style-name="P4" draw:layer="layout" svg:width="2.686cm" svg:height="1.675cm" svg:x="17.637cm" svg:y="18.793cm">
          <draw:text-box>
            <text:p text:style-name="P2"><text:span text:style-name="T5">Outside world</text:span></text:p>
            <text:p text:style-name="P2"><text:span text:style-name="T5">ip/port for rabbitmq services</text:span></text:p>
          </draw:text-box>
        </draw:frame>
        <draw:frame draw:style-name="gr26" draw:text-style-name="P3" draw:layer="layout" svg:width="4.445cm" svg:height="1.205cm" svg:x="7.858cm" svg:y="11.479cm">
          <draw:text-box>
            <text:p><text:span text:style-name="T6">? </text:span><text:span text:style-name="T6">how </text:span><text:span text:style-name="T6">to </text:span><text:span text:style-name="T6">hand</text:span><text:span text:style-name="T6">le </text:span><text:span text:style-name="T6">confli</text:span><text:span text:style-name="T6">cts/d</text:span><text:span text:style-name="T6">ata </text:span><text:span text:style-name="T6">corr</text:span><text:span text:style-name="T6">uptio</text:span><text:span text:style-name="T6">n </text:span><text:span text:style-name="T6">from </text:span><text:span text:style-name="T6">simul</text:span><text:span text:style-name="T6">tane</text:span><text:span text:style-name="T6">ous </text:span><text:span text:style-name="T6">read</text:span><text:span text:style-name="T6">s/wri</text:span><text:span text:style-name="T6">tes </text:span><text:span text:style-name="T6">to </text:span><text:span text:style-name="T6">the </text:span><text:span text:style-name="T6">DB?</text:span><text:span text:style-name="T6">??</text:span></text:p>
          </draw:text-box>
        </draw:frame>
        <draw:custom-shape draw:style-name="gr12" draw:text-style-name="P2" draw:layer="layout" svg:width="1.651cm" svg:height="0.899cm" svg:x="5.445cm" svg:y="13.8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499cm" svg:x="5.44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651cm" svg:height="0.449cm" svg:x="5.445cm" svg:y="14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.905cm" svg:height="1.076cm" svg:x="5.318cm" svg:y="13.894cm">
          <draw:text-box>
            <text:p text:style-name="P2"><text:span text:style-name="T3">Persistent Volume Claim</text:span></text:p>
          </draw:text-box>
        </draw:frame>
        <draw:custom-shape draw:style-name="gr12" draw:text-style-name="P2" draw:layer="layout" svg:width="1.651cm" svg:height="0.899cm" svg:x="8.112cm" svg:y="13.8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499cm" svg:x="8.112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651cm" svg:height="0.449cm" svg:x="8.112cm" svg:y="14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.905cm" svg:height="1.076cm" svg:x="7.985cm" svg:y="13.894cm">
          <draw:text-box>
            <text:p text:style-name="P2"><text:span text:style-name="T3">Persistent Volume Claim</text:span></text:p>
          </draw:text-box>
        </draw:frame>
        <draw:custom-shape draw:style-name="gr27" draw:text-style-name="P2" draw:layer="layout" svg:width="4.572cm" svg:height="2.159cm" svg:x="12.938cm" svg:y="4.683cm">
          <text:p text:style-name="P2">Pod-WebTool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159cm" svg:height="0.889cm" svg:x="15.732cm" svg:y="13.192cm">
          <text:p text:style-name="P2"><text:span text:style-name="T1">Se</text:span><text:span text:style-name="T1">rvi</text:span><text:span text:style-name="T1">ce</text:span><text:span text:style-name="T1">1</text:span></text:p>
          <draw:enhanced-geometry svg:viewBox="0 0 21600 21600" draw:type="rectangle" draw:enhanced-path="M 0 0 L 21600 0 21600 21600 0 21600 0 0 Z N"/>
        </draw:custom-shape>
        <draw:frame draw:style-name="gr29" draw:text-style-name="P4" draw:layer="layout" svg:width="2.54cm" svg:height="1.675cm" svg:x="17.764cm" svg:y="12.787cm">
          <draw:text-box>
            <text:p text:style-name="P2"><text:span text:style-name="T5">Outs</text:span><text:span text:style-name="T5">ide </text:span><text:span text:style-name="T5">worl</text:span><text:span text:style-name="T5">d</text:span></text:p>
            <text:p text:style-name="P2"><text:span text:style-name="T5">ip/</text:span><text:span text:style-name="T5">port </text:span><text:span text:style-name="T5">for </text:span><text:span text:style-name="T5">web</text:span><text:span text:style-name="T5">tool </text:span><text:span text:style-name="T5">serv</text:span><text:span text:style-name="T5">ices</text:span></text:p>
          </draw:text-box>
        </draw:frame>
        <draw:connector draw:style-name="gr30" draw:text-style-name="P6" draw:layer="layout" svg:x1="17.637cm" svg:y1="13.68cm" svg:x2="18.937cm" svg:y2="14.873cm" svg:d="M17637 13680h650v1193h650" svg:viewBox="0 0 1301 1194">
          <text:p/>
        </draw:connector>
        <draw:line draw:style-name="gr31" draw:text-style-name="P2" draw:layer="layout" svg:x1="17.002cm" svg:y1="6.842cm" svg:x2="17.002cm" svg:y2="13.192cm">
          <text:p/>
        </draw:line>
        <draw:frame draw:style-name="gr32" draw:text-style-name="P3" draw:layer="layout" svg:width="3.937cm" svg:height="1.205cm" svg:x="13.065cm" svg:y="3.413cm">
          <draw:text-box>
            <text:p><text:span text:style-name="T6">? </text:span><text:span text:style-name="T6">how </text:span><text:span text:style-name="T6">will </text:span><text:span text:style-name="T6">the </text:span><text:span text:style-name="T6">web </text:span><text:span text:style-name="T6">tool </text:span><text:span text:style-name="T6">have </text:span><text:span text:style-name="T6">acce</text:span><text:span text:style-name="T6">ss to </text:span><text:span text:style-name="T6">the </text:span><text:span text:style-name="T6">kube</text:span><text:span text:style-name="T6">rnete</text:span><text:span text:style-name="T6">s </text:span><text:span text:style-name="T6">dash</text:span><text:span text:style-name="T6">boar</text:span><text:span text:style-name="T6">d???</text:span></text:p>
          </draw:text-box>
        </draw:frame>
        <draw:custom-shape draw:style-name="gr12" draw:text-style-name="P2" draw:layer="layout" svg:width="1.651cm" svg:height="0.899cm" svg:x="13.065cm" svg:y="13.8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51cm" svg:height="0.499cm" svg:x="13.06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651cm" svg:height="0.449cm" svg:x="13.065cm" svg:y="14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.905cm" svg:height="1.076cm" svg:x="12.938cm" svg:y="13.894cm">
          <draw:text-box>
            <text:p text:style-name="P2"><text:span text:style-name="T3">Persistent Volume Claim</text:span></text:p>
          </draw:text-box>
        </draw:frame>
        <draw:custom-shape draw:style-name="gr28" draw:text-style-name="P2" draw:layer="layout" svg:width="2.159cm" svg:height="0.889cm" svg:x="15.097cm" svg:y="15.732cm">
          <text:p text:style-name="P2"><text:span text:style-name="T1">Se</text:span><text:span text:style-name="T1">rvi</text:span><text:span text:style-name="T1">ce</text:span><text:span text:style-name="T1">2</text:span>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15.605cm" svg:y1="6.842cm" svg:x2="15.605cm" svg:y2="15.732cm">
          <text:p/>
        </draw:line>
        <draw:line draw:style-name="gr33" draw:text-style-name="P6" draw:layer="layout" svg:x1="15.351cm" svg:y1="8.239cm" svg:x2="11.668cm" svg:y2="8.239cm">
          <text:p/>
        </draw:line>
        <draw:line draw:style-name="gr34" draw:text-style-name="P6" draw:layer="layout" svg:x1="11.668cm" svg:y1="6.08cm" svg:x2="11.668cm" svg:y2="8.239cm">
          <text:p/>
        </draw:line>
        <draw:line draw:style-name="gr34" draw:text-style-name="P6" draw:layer="layout" svg:x1="8.493cm" svg:y1="6.08cm" svg:x2="8.493cm" svg:y2="8.239cm">
          <text:p/>
        </draw:line>
        <draw:line draw:style-name="gr34" draw:text-style-name="P6" draw:layer="layout" svg:x1="5.318cm" svg:y1="6.08cm" svg:x2="5.318cm" svg:y2="8.239cm">
          <text:p/>
        </draw:line>
        <draw:line draw:style-name="gr33" draw:text-style-name="P6" draw:layer="layout" svg:x1="11.668cm" svg:y1="8.239cm" svg:x2="8.493cm" svg:y2="8.239cm">
          <text:p/>
        </draw:line>
        <draw:line draw:style-name="gr33" draw:text-style-name="P6" draw:layer="layout" svg:x1="8.493cm" svg:y1="8.239cm" svg:x2="5.318cm" svg:y2="8.239cm">
          <text:p/>
        </draw:line>
        <draw:line draw:style-name="gr35" draw:text-style-name="P6" draw:layer="layout" svg:x1="15.351cm" svg:y1="15.732cm" svg:x2="15.351cm" svg:y2="8.239cm">
          <text:p/>
        </draw:line>
        <draw:line draw:style-name="gr34" draw:text-style-name="P6" draw:layer="layout" svg:x1="16.367cm" svg:y1="6.842cm" svg:x2="16.367cm" svg:y2="12.938cm">
          <text:p/>
        </draw:line>
        <draw:line draw:style-name="gr33" draw:text-style-name="P6" draw:layer="layout" svg:x1="16.367cm" svg:y1="12.938cm" svg:x2="14.208cm" svg:y2="12.938cm">
          <text:p/>
        </draw:line>
        <draw:line draw:style-name="gr36" draw:text-style-name="P6" draw:layer="layout" svg:x1="14.208cm" svg:y1="12.938cm" svg:x2="14.208cm" svg:y2="13.57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22:35:16.355937118</meta:creation-date>
    <dc:date>2021-01-11T01:28:46.750642239</dc:date>
    <meta:editing-duration>PT18M40S</meta:editing-duration>
    <meta:editing-cycles>5</meta:editing-cycles>
    <meta:generator>LibreOffice/6.4.6.2$Linux_X86_64 LibreOffice_project/40$Build-2</meta:generator>
    <meta:document-statistic meta:object-count="66"/>
  </office:meta>
</office:document-meta>
</file>